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Ubuntu1" svg:font-family="Ubuntu" style:font-pitch="variable"/>
    <style:font-face style:name="Ubuntu" svg:font-family="Ubuntu" style:font-adornments="Normal" style:font-pitch="variable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8.401cm" table:align="margins"/>
    </style:style>
    <style:style style:name="Tableau4.A" style:family="table-column">
      <style:table-column-properties style:column-width="9.26cm" style:rel-column-width="32981*"/>
    </style:style>
    <style:style style:name="Tableau4.B" style:family="table-column">
      <style:table-column-properties style:column-width="9.14cm" style:rel-column-width="32554*"/>
    </style:style>
    <style:style style:name="Tableau1" style:family="table">
      <style:table-properties style:width="18.378cm" table:align="right"/>
    </style:style>
    <style:style style:name="Tableau1.A" style:family="table-column">
      <style:table-column-properties style:column-width="2.526cm"/>
    </style:style>
    <style:style style:name="Tableau1.B" style:family="table-column">
      <style:table-column-properties style:column-width="15.852cm"/>
    </style:style>
    <style:style style:name="Tableau1.A1" style:family="table-cell">
      <style:table-cell-properties fo:padding-left="0.101cm" fo:padding-right="0cm" fo:padding-top="0.199cm" fo:padding-bottom="0.199cm" fo:border="none"/>
    </style:style>
    <style:style style:name="Tableau2" style:family="table">
      <style:table-properties style:width="18.401cm" table:align="margins"/>
    </style:style>
    <style:style style:name="Tableau2.A" style:family="table-column">
      <style:table-column-properties style:column-width="2.237cm" style:rel-column-width="7965*"/>
    </style:style>
    <style:style style:name="Tableau2.B" style:family="table-column">
      <style:table-column-properties style:column-width="16.164cm" style:rel-column-width="57570*"/>
    </style:style>
    <style:style style:name="Tableau2.1" style:family="table-row">
      <style:table-row-properties style:min-row-height="1.131cm"/>
    </style:style>
    <style:style style:name="Tableau2.A1" style:family="table-cell">
      <style:table-cell-properties fo:padding-left="0.101cm" fo:padding-right="0cm" fo:padding-top="0.199cm" fo:padding-bottom="0.199cm" fo:border="none"/>
    </style:style>
    <style:style style:name="Tableau3" style:family="table">
      <style:table-properties style:width="18.401cm" table:align="margins"/>
    </style:style>
    <style:style style:name="Tableau3.A" style:family="table-column">
      <style:table-column-properties style:column-width="5.124cm" style:rel-column-width="18249*"/>
    </style:style>
    <style:style style:name="Tableau3.B" style:family="table-column">
      <style:table-column-properties style:column-width="3.872cm" style:rel-column-width="13789*"/>
    </style:style>
    <style:style style:name="Tableau3.C" style:family="table-column">
      <style:table-column-properties style:column-width="9.405cm" style:rel-column-width="33497*"/>
    </style:style>
    <style:style style:name="P1" style:family="paragraph" style:parent-style-name="Standard">
      <style:text-properties style:font-name="Ubuntu1"/>
    </style:style>
    <style:style style:name="P2" style:family="paragraph" style:parent-style-name="Standard">
      <style:text-properties style:font-name="Ubuntu1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ist_20_1"/>
    <style:style style:name="P5" style:family="paragraph" style:parent-style-name="Text_20_body" style:list-style-name="List_20_1"/>
    <style:style style:name="P6" style:family="paragraph" style:parent-style-name="Text_20_body" style:list-style-name="List_20_1">
      <style:text-properties style:font-name-asian="WenQuanYi Micro Hei" style:font-name-complex="Lohit Hindi" style:font-size-complex="16.1000003814697pt"/>
    </style:style>
    <style:style style:name="P7" style:family="paragraph" style:parent-style-name="Heading_20_1" style:list-style-name="List_20_1"/>
    <style:style style:name="P8" style:family="paragraph" style:parent-style-name="Heading_20_1">
      <style:paragraph-properties fo:margin-left="0cm" fo:margin-right="-0.457cm" fo:text-indent="0cm" style:auto-text-indent="false"/>
    </style:style>
    <style:style style:name="T1" style:family="text">
      <style:text-properties fo:color="#0066cc" fo:font-weight="normal" style:font-weight-asian="normal" style:font-weight-complex="normal"/>
    </style:style>
    <style:style style:name="T2" style:family="text">
      <style:text-properties fo:color="#0066cc" style:text-underline-style="none"/>
    </style:style>
    <style:style style:name="T3" style:family="text">
      <style:text-properties fo:color="#4c4c4c" fo:font-style="normal" style:text-underline-style="none" style:font-style-asian="normal" style:font-style-complex="normal"/>
    </style:style>
    <style:style style:name="T4" style:family="text">
      <style:text-properties fo:color="#666666" style:font-name="Ubuntu Light" fo:font-weight="normal" style:font-weight-asian="normal" style:font-weight-complex="normal"/>
    </style:style>
    <style:style style:name="T5" style:family="text">
      <style:text-properties style:font-name="Ubuntu1"/>
    </style:style>
    <style:style style:name="T6" style:family="text">
      <style:text-properties fo:color="#000000"/>
    </style:style>
    <style:style style:name="T7" style:family="text">
      <style:text-properties fo:color="#000000" style:font-name="Ubuntu1"/>
    </style:style>
    <style:style style:name="T8" style:family="text">
      <style:text-properties style:text-underline-style="none"/>
    </style:style>
    <style:style style:name="T9" style:family="text">
      <style:text-properties style:font-name-asian="WenQuanYi Micro Hei" style:font-name-complex="Lohit Hindi" style:font-size-complex="16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Arnaud Didry </text:span><text:span text:style-name="T4">– Ingénieur en développement Web</text:span></text:p>
      <text:p text:style-name="Standard">34 Rue de Saussure, 75017 Paris</text:p>
      <text:p text:style-name="Standard"><text:a xlink:type="simple" xlink:href="tel:0687035059"><text:span text:style-name="T2">06 87 03 50 59</text:span></text:a><text:span text:style-name="T8"> – </text:span><text:a xlink:type="simple" xlink:href="mailto:arnaud@didry.info"><text:span text:style-name="T2">arnaud@didry.info</text:span></text:a></text:p>
      <text:p text:style-name="Standard"><text:a xlink:type="simple" xlink:href="http://arnaud.didry.info/"><text:span text:style-name="T2">http://arnaud.didry.info</text:span></text:a></text:p>
      <text:p text:style-name="Standard"/>
      <text:p text:style-name="Standard">Développeur d'applications web en environnement open source possédant une expertise du framework PHP Symfony. Intéressé par les méthodes agiles, je suis à la recherche d'un projet à la pointe de l'innovation en matière de technologies ouvertes pour le web.</text:p>
      <text:h text:style-name="Heading_20_1" text:outline-level="1">Compétences</text:h>
      <table:table table:name="Tableau4" table:style-name="Tableau4">
        <table:table-column table:style-name="Tableau4.A"/>
        <table:table-column table:style-name="Tableau4.B"/>
        <table:table-row>
          <table:table-cell office:value-type="string">
            <text:list xml:id="list1911953317" text:style-name="List_20_1">
              <text:list-item>
                <text:p text:style-name="P5">Développement Symfony</text:p>
              </text:list-item>
              <text:list-item>
                <text:p text:style-name="P5">Développement Open Source</text:p>
              </text:list-item>
              <text:list-item>
                <text:p text:style-name="P5">Gestion de versions (Subversion, Git, Mercurial)</text:p>
              </text:list-item>
            </text:list>
          </table:table-cell>
          <table:table-cell office:value-type="string">
            <text:list xml:id="list756215604" text:continue-numbering="true" text:style-name="List_20_1">
              <text:list-item>
                <text:p text:style-name="P5">Administration de systèmes Linux</text:p>
              </text:list-item>
              <text:list-item>
                <text:p text:style-name="P5">Javascript (jQuery, Node.js, CoffeeScript) </text:p>
              </text:list-item>
              <text:list-item>
                <text:p text:style-name="P5">Graphisme</text:p>
              </text:list-item>
            </text:list>
          </table:table-cell>
        </table:table-row>
      </table:table>
      <text:h text:style-name="Heading_20_1" text:outline-level="1">Expérience professionnell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ept. 2008<text:line-break/>Aout 2011</text:p>
          </table:table-cell>
          <table:table-cell table:style-name="Tableau1.A1" office:value-type="string">
            <text:p text:style-name="P2"><text:span text:style-name="T6">Développeur Web –</text:span> Direction Opérationnelle des Systèmes d'Informations,<text:line-break/>Université d'Avignon </text:p>
            <text:list xml:id="list126565428" text:continue-numbering="true" text:style-name="List_20_1">
              <text:list-item>
                <text:p text:style-name="P4">Développement d'applications web basées sur symfony, </text:p>
              </text:list-item>
              <text:list-item>
                <text:p text:style-name="P4">Développement de plugins symfony partagés entre les différents projets, </text:p>
              </text:list-item>
              <text:list-item>
                <text:p text:style-name="P4">Développement d'applications libres (http://github.com/UAPV), </text:p>
              </text:list-item>
              <text:list-item>
                <text:p text:style-name="P4">Évaluations et intégrations d'applications libres dans le SI. 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Oct. 2007<text:line-break/>Jan. 2009</text:p>
          </table:table-cell>
          <table:table-cell table:style-name="Tableau1.A1" office:value-type="string">
            <text:p text:style-name="P1"><text:span text:style-name="T6">Designer et Développeur frontend </text:span>- MesResas.com</text:p>
            <text:list xml:id="list2012956433" text:continue-numbering="true" text:style-name="List_20_1">
              <text:list-item>
                <text:p text:style-name="P4">Design d'interfaces, réflexions sur l'expérience utilisateur,</text:p>
              </text:list-item>
              <text:list-item>
                <text:p text:style-name="P4">Développement d'agendas partagés (AJAX, jQuery, CSS, HTML),</text:p>
              </text:list-item>
              <text:list-item>
                <text:p text:style-name="P4">Intégration à l'application PHP (Framework Zend)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Avr. 2005<text:line-break/>Aout 2005</text:p>
          </table:table-cell>
          <table:table-cell table:style-name="Tableau1.A1" office:value-type="string">
            <text:p text:style-name="Standard"><text:span text:style-name="T7">Développeur Web</text:span><text:span text:style-name="T5"> - IPSORESO</text:span></text:p>
            <text:list xml:id="list1422852751" text:continue-numbering="true" text:style-name="List_20_1">
              <text:list-item>
                <text:p text:style-name="P4">Développement d'applications Web pour des établissements de santé,</text:p>
              </text:list-item>
              <text:list-item>
                <text:p text:style-name="P4">Migration d'une application existante (Delphi) vers un portail web en PHP,</text:p>
              </text:list-item>
              <text:list-item>
                <text:p text:style-name="P4">Création d’un webservice SOAP permettant la communication avec un pocket PC,</text:p>
              </text:list-item>
              <text:list-item>
                <text:p text:style-name="P4">Interfaçage avec un annuaire LDAP</text:p>
              </text:list-item>
            </text:list>
          </table:table-cell>
        </table:table-row>
      </table:table>
      <text:h text:style-name="Heading_20_1" text:outline-level="1">Parcours Universitair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ext_20_body">2007 - 2009</text:p>
          </table:table-cell>
          <table:table-cell table:style-name="Tableau2.A1" office:value-type="string">
            <text:p text:style-name="Table_20_Contents"><text:span text:style-name="T7">Master informatique en alternance </text:span>– Traitement Automatique de l'Information Multimédia 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ext_20_body">2005 - 2007</text:p>
          </table:table-cell>
          <table:table-cell table:style-name="Tableau2.A1" office:value-type="string">
            <text:p text:style-name="Table_20_Contents"><text:span text:style-name="T7">Licence Informatique </text:span>– Génie Mathématiques et Informatique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able_20_Contents">2003 - 2005</text:p>
          </table:table-cell>
          <table:table-cell table:style-name="Tableau2.A1" office:value-type="string">
            <text:p text:style-name="Table_20_Contents"><text:span text:style-name="T7">DUT Informatique </text:span>– Génie Logiciel<text:line-break/>IUT d'Aix-en-Provenc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h text:style-name="P8" text:outline-level="1">Centres d'intérêt</text:h>
            <text:list xml:id="list1349062573" text:continue-numbering="true" text:style-name="List_20_1">
              <text:list-item>
                <text:p text:style-name="P5">Open Source, Standards</text:p>
              </text:list-item>
              <text:list-item>
                <text:p text:style-name="P5">Web <text:span text:style-name="T9">Temps réel, Collaboratif &amp; Mobile</text:span></text:p>
              </text:list-item>
              <text:list-item>
                <text:p text:style-name="P6">SOA</text:p>
              </text:list-item>
            </text:list>
          </table:table-cell>
          <table:table-cell office:value-type="string">
            <text:list xml:id="list707452572" text:continue-numbering="true" text:style-name="List_20_1">
              <text:list-header>
                <text:h text:style-name="P7" text:outline-level="1"/>
              </text:list-header>
              <text:list-item>
                <text:p text:style-name="P6">Symfony</text:p>
              </text:list-item>
              <text:list-item>
                <text:p text:style-name="P5">Ruby</text:p>
              </text:list-item>
              <text:list-item>
                <text:p text:style-name="P6">Agilité</text:p>
              </text:list-item>
              <text:list-item>
                <text:p text:style-name="P6">Bonnes pratiques</text:p>
              </text:list-item>
            </text:list>
          </table:table-cell>
          <table:table-cell office:value-type="string">
            <text:h text:style-name="Heading_20_1" text:outline-level="1">Divers</text:h>
            <text:list xml:id="list1208815709" text:continue-numbering="true" text:style-name="List_20_1">
              <text:list-item>
                <text:p text:style-name="P5">Anglais courant</text:p>
              </text:list-item>
              <text:list-item>
                <text:p text:style-name="P5">Pratique de sports de glisse, escalade, vélo</text:p>
              </text:list-item>
              <text:list-item>
                <text:p text:style-name="P6">Maîtrise de la suite Adobe</text:p>
              </text:list-item>
            </text:list>
          </table:table-cell>
        </table:table-row>
      </table:table>
      <text:p text:style-name="P3"><text:span text:style-name="T3"><text:line-break/>Informations complémentaires sur </text:span><text:a xlink:type="simple" xlink:href="http://arnaud.didry.info/"><text:span text:style-name="T2">http://arnaud.didry.inf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Ubuntu1" svg:font-family="Ubuntu" style:font-pitch="variable"/>
    <style:font-face style:name="Ubuntu" svg:font-family="Ubuntu" style:font-adornments="Normal" style:font-pitch="variable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Ubuntu Light1" fo:font-size="11pt" fo:font-weight="250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Ubuntu" fo:font-size="18pt" fo:letter-spacing="-0.018cm" fo:font-weight="normal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52cm" fo:margin-bottom="0.21cm" fo:text-indent="0cm" style:auto-text-indent="false" style:page-number="auto" fo:background-color="transparent" style:shadow="none">
        <style:tab-stops/>
        <style:background-image/>
      </style:paragraph-properties>
      <style:text-properties fo:color="#0066cc" fo:font-size="16pt" fo:letter-spacing="-0.018cm" fo:font-weight="normal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Ubuntu2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Ubuntu2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Ubuntu2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Ubuntu2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Ubuntu2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Ubuntu2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Ubuntu2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Ubuntu2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Ubuntu2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Ubuntu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Didry</meta:initial-creator>
    <meta:creation-date>2011-08-31T16:04:09</meta:creation-date>
    <dc:date>2011-09-03T01:03:21</dc:date>
    <dc:creator>Arnaud Didry</dc:creator>
    <meta:editing-duration>PT3H20M27S</meta:editing-duration>
    <meta:editing-cycles>13</meta:editing-cycles>
    <meta:generator>LibreOffice/3.3$Unix LibreOffice_project/330m19$Build-301</meta:generator>
    <meta:document-statistic meta:table-count="4" meta:image-count="0" meta:object-count="0" meta:page-count="1" meta:paragraph-count="50" meta:word-count="314" meta:character-count="2193"/>
  </office:meta>
</office:document-meta>
</file>